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ubtitle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T3" style:parent-style-name="DefaultParagraphFont" style:family="text">
      <style:text-properties fo:font-size="24pt" style:font-size-asian="24pt" style:font-size-complex="24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Heading" style:list-style-name="LFO1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Heading" style:list-style-name="LFO1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3" style:family="paragraph"/>
    <style:style style:name="P15" style:parent-style-name="Heading" style:list-style-name="LFO1" style:family="paragraph"/>
    <style:style style:name="T16" style:parent-style-name="DefaultParagraphFont" style:family="text">
      <style:text-properties fo:font-style="italic" style:font-style-asian="italic"/>
    </style:style>
    <style:style style:name="T17" style:parent-style-name="DefaultParagraphFont" style:family="text">
      <style:text-properties fo:font-style="italic" style:font-style-asian="italic"/>
    </style:style>
    <style:style style:name="T18" style:parent-style-name="DefaultParagraphFont" style:family="text">
      <style:text-properties fo:font-style="italic" style:font-style-asian="italic"/>
    </style:style>
    <style:style style:name="T19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Assignment 2</text:span><text:span text:style-name="T3"><text:s/>2INCO</text:span></text:p>
      <text:p text:style-name="P4">Robert Jong-A-Lock 0726356</text:p>
      <text:p text:style-name="P5">Tom Buskens 1378120</text:p>
      <text:p text:style-name="P6">October 9, 2018</text:p>
      <text:list text:style-name="LFO1" text:continue-numbering="true">
        <text:list-item>
          <text:p text:style-name="P7">Overview</text:p>
        </text:list-item>
      </text:list>
      <text:p text:style-name="Standard">There were 2 main challenges while writing this program:</text:p>
      <text:list text:style-name="LFO2" text:continue-numbering="true">
        <text:list-item>
          <text:list>
            <text:list-item>
              <text:p text:style-name="P8">Reduce chance of blocking mutex lock</text:p>
            </text:list-item>
            <text:list-item>
              <text:p text:style-name="P9">Limit amount<text:s/>of<text:s/>threads</text:p>
            </text:list-item>
          </text:list>
        </text:list-item>
      </text:list>
      <text:list text:style-name="LFO1" text:continue-numbering="true">
        <text:list-item>
          <text:p text:style-name="P10">Reduce chance of locks waiting</text:p>
        </text:list-item>
      </text:list>
      <text:p text:style-name="Standard">The exercise dictated that<text:s/>a<text:s/>buffer<text:s/>composed of<text:s/>an array<text:s/>of type uint128_t<text:s/>a type<text:s/>(which is<text:s/>128 bits)<text:s/>is toggled by multiple threads. This buffer<text:s/>must<text:s/>be protected to prevent race conditions. This protection is implemented by using a mutex lock around the computations<text:s/>which<text:s/>should<text:s/>be atomic. This made<text:s/>sure that threads<text:s/>will<text:s/>have to wait on each other to access the buffer. To limit the amount of times the threads<text:s/>must<text:s/>wait,<text:s/>a few optimizations were implemented.</text:p>
      <text:list text:style-name="LFO3" text:continue-numbering="true">
        <text:list-item>
          <text:p text:style-name="P11">Every element in the buffer<text:s/>has its own mutex lock. This splits the entire buffer in<text:s/>many smaller parts that can be accessed concurrently.</text:p>
        </text:list-item>
        <text:list-item>
          <text:p text:style-name="P12">All the masks required for the current element in the<text:s/>array are<text:s/>generated first. These are then combined and utilized at once. This approach reduces the amount of time<text:s/>the thread needs to lock an element<text:s/>in<text:s/>the buffer. These masks are<text:s/>used inside<text:s/>the critical section to toggle all<text:s/>targeted<text:s/>bits with one bitwise<text:s/>XOR operation.</text:p>
        </text:list-item>
        <text:list-item>
          <text:p text:style-name="P13">When a mask<text:s/>only<text:s/>contains<text:s/>zeros,<text:s/>it is not necessary to<text:s/>modify the buffer<text:s/>element<text:s/>at that location since<text:s/>no bits<text:s/>need to<text:s/>be toggled (which is what a zero mask means). Therefore,<text:s/>buffer indexes with<text:s/>these masks are just skipped.</text:p>
        </text:list-item>
        <text:list-item>
          <text:p text:style-name="P14">Lastly,<text:s/>every thread starts applying its mask at a different start position in the buffer.<text:s/>So, each thread loops through all elements but starts at a different<text:s/>index<text:s/>in the buffer. The<text:s/>indices<text:s/>where threads start are evenly distributed<text:s/>across<text:s/>the buffer.</text:p>
        </text:list-item>
      </text:list>
      <text:list text:style-name="LFO1" text:continue-numbering="true">
        <text:list-item>
          <text:p text:style-name="P15">Limit amount threads</text:p>
        </text:list-item>
      </text:list>
      <text:p text:style-name="Standard">Another aspect of the exercise was to limit the amount of threads that run at the same time.<text:s/>Additionally,<text:s/>threads<text:s/>should be restarted as<text:s/>soon<text:s/>as possible<text:s/>after<text:s/>they are finished. This was<text:s/>accomplished<text:s/>by keeping track of the state of each<text:s/>(worker)<text:s/>thread.</text:p>
      <text:p text:style-name="Standard">The application utilizes a semaphore which is used to block the main thread.<text:s/>Initially all<text:s/>worker<text:s/>threads<text:s/>are in<text:s/>the<text:s/><text:span text:style-name="T16">uninitialized</text:span><text:s/>state.<text:s/>During this phase the semaphore will not block and worker threads are started until the maximum amount of threads is reached.<text:s/>At this point the main thread will be blocked by the semaphore.<text:s/>When a thread is started it updates its state from<text:s/><text:span text:style-name="T17">uninitialized</text:span><text:s/>to<text:s/><text:span text:style-name="T18">busy</text:span><text:s/>Indicating that they are processing the buffer.</text:p>
      <text:p text:style-name="Standard">At some point one of the threads will finish, put its state to<text:s/><text:span text:style-name="T19">finished</text:span><text:s/>and increase the semaphore.</text:p>
      <text:p text:style-name="Standard">This will unblock the main thread which then starts looking through all the thread states to find the one that signaled that it’s done.<text:s/>When found the main thread it will join with the thread and start a new one. After this the main thread will block again.</text:p>
      <text:p text:style-name="Standard">This concept keeps working when multiple threads finish at the same time because the semaphore will unlock for each thread that finishes.</text:p>
      <text:p text:style-name="Standard">A mutex<text:s/>cannot<text:s/>not be used to accomplish this<text:s/>behavior because it’s possible that<text:s/>multiple threads finish at the same time<text:s/>which will result in unlocking a mutex multiple times. Unlocking a mutex<text:s/>more than once<text:s/>is not defined<text:s/>and therefore should not be used to signal state changes such as thi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Robert .</dc:creator>
    <meta:creation-date>2018-10-04T19:25:00Z</meta:creation-date>
    <dc:date>2018-10-04T19:41:00Z</dc:date>
    <meta:template xlink:href="Normal.dotm" xlink:type="simple"/>
    <meta:editing-cycles>5</meta:editing-cycles>
    <meta:editing-duration>PT1020S</meta:editing-duration>
    <meta:document-statistic meta:page-count="1" meta:paragraph-count="6" meta:word-count="473" meta:character-count="3169" meta:row-count="22" meta:non-whitespace-character-count="2702"/>
  </office:meta>
</office:document-meta>
</file>